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1000000F14AE7BFC0CFAA337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1.7701in"/>
    </style:style>
    <style:style style:name="Table1.B" style:family="table-column">
      <style:table-column-properties style:column-width="4.4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81in" fo:margin-left="0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434343" fo:padding="0.0694in" fo:border="1pt solid #000000">
        <style:background-image/>
      </style:table-cell-properties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434343" fo:padding="0.0694in" fo:border="1pt solid #000000">
        <style:background-image/>
      </style:table-cell-properties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15%"/>
      <style:text-properties fo:font-weight="bold" style:font-weight-asian="bold"/>
    </style:style>
    <style:style style:name="P5" style:family="paragraph" style:parent-style-name="Standard">
      <style:text-properties fo:color="#abb2bf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text-align="justify" style:justify-single-word="false" fo:orphans="0" fo:widows="0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line-height="115%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line-height="115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>
      <style:paragraph-properties fo:margin-top="0.1665in" fo:margin-bottom="0.1665in" loext:contextual-spacing="false" fo:line-height="100%"/>
    </style:style>
    <style:style style:name="P31" style:family="paragraph" style:parent-style-name="Standard" style:master-page-name="Standard">
      <style:paragraph-properties fo:line-height="115%" style:page-number="1"/>
    </style:style>
    <style:style style:name="P32" style:family="paragraph" style:parent-style-name="Heading_20_1">
      <style:paragraph-properties fo:line-height="115%"/>
    </style:style>
    <style:style style:name="P33" style:family="paragraph" style:parent-style-name="Heading_20_1">
      <style:paragraph-properties fo:line-height="115%" fo:break-before="page"/>
    </style:style>
    <style:style style:name="P34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3c4043" fo:font-size="10.5pt" style:font-size-asian="10.5pt" style:font-size-complex="10.5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fo:font-weight="bold" style:font-weight-asian="bold"/>
    </style:style>
    <style:style style:name="T6" style:family="text">
      <style:text-properties fo:color="#188038" style:font-name="Roboto Mono" style:font-name-asian="Roboto Mono1" style:font-name-complex="Roboto Mono1"/>
    </style:style>
    <style:style style:name="T7" style:family="text">
      <style:text-properties fo:color="#abb2bf" style:font-name="Roboto Mono" fo:font-size="10.5pt" style:font-name-asian="Roboto Mono1" style:font-size-asian="10.5pt" style:font-name-complex="Roboto Mono1" style:font-size-complex="10.5pt"/>
    </style:style>
    <style:style style:name="T8" style:family="text">
      <style:text-properties fo:color="#abb2bf" style:font-name="Roboto Mono" fo:font-size="7.5pt" style:font-name-asian="Roboto Mono1" style:font-size-asian="7.5pt" style:font-name-complex="Roboto Mono1" style:font-size-complex="7.5pt"/>
    </style:style>
    <style:style style:name="T9" style:family="text">
      <style:text-properties fo:color="#e06c75" style:font-name="Roboto Mono" fo:font-size="10.5pt" style:font-name-asian="Roboto Mono1" style:font-size-asian="10.5pt" style:font-name-complex="Roboto Mono1" style:font-size-complex="10.5pt"/>
    </style:style>
    <style:style style:name="T10" style:family="text">
      <style:text-properties fo:color="#e06c75" style:font-name="Roboto Mono" fo:font-size="7.5pt" style:font-name-asian="Roboto Mono1" style:font-size-asian="7.5pt" style:font-name-complex="Roboto Mono1" style:font-size-complex="7.5pt"/>
    </style:style>
    <style:style style:name="T11" style:family="text">
      <style:text-properties fo:color="#61afef" style:font-name="Roboto Mono" fo:font-size="10.5pt" style:font-name-asian="Roboto Mono1" style:font-size-asian="10.5pt" style:font-name-complex="Roboto Mono1" style:font-size-complex="10.5pt"/>
    </style:style>
    <style:style style:name="T12" style:family="text">
      <style:text-properties fo:color="#61afef" style:font-name="Roboto Mono" fo:font-size="7.5pt" style:font-name-asian="Roboto Mono1" style:font-size-asian="7.5pt" style:font-name-complex="Roboto Mono1" style:font-size-complex="7.5pt"/>
    </style:style>
    <style:style style:name="T13" style:family="text">
      <style:text-properties fo:color="#98c379" style:font-name="Roboto Mono" fo:font-size="10.5pt" style:font-name-asian="Roboto Mono1" style:font-size-asian="10.5pt" style:font-name-complex="Roboto Mono1" style:font-size-complex="10.5pt"/>
    </style:style>
    <style:style style:name="T14" style:family="text">
      <style:text-properties fo:color="#98c379" style:font-name="Roboto Mono" fo:font-size="7.5pt" style:font-name-asian="Roboto Mono1" style:font-size-asian="7.5pt" style:font-name-complex="Roboto Mono1" style:font-size-complex="7.5pt"/>
    </style:style>
    <style:style style:name="T15" style:family="text">
      <style:text-properties fo:color="#d19a66" style:font-name="Roboto Mono" fo:font-size="10.5pt" style:font-name-asian="Roboto Mono1" style:font-size-asian="10.5pt" style:font-name-complex="Roboto Mono1" style:font-size-complex="10.5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weight="bold" style:font-size-asian="9pt" style:font-weight-asian="bold" style:font-size-complex="9pt"/>
    </style:style>
    <style:style style:name="T18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 i Cognoms: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">URL Repositori Github:</text:p>
          </table:table-cell>
          <table:table-cell table:style-name="Table1.A1" office:value-type="string">
            <text:p text:style-name="P8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1">ACTIVITAT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Objectius:</text:span></text:p>
            <text:list xml:id="list3428513074" text:style-name="WWNum10">
              <text:list-item>
                <text:p text:style-name="P9">Familiaritzar-se amb el desenvolupament d'APIs REST utilitzant Express.js</text:p>
              </text:list-item>
              <text:list-item>
                <text:p text:style-name="P9">Aprendre a integrar serveis de processament de llenguatge natural i visió artificial</text:p>
              </text:list-item>
              <text:list-item>
                <text:p text:style-name="P9">Practicar la implementació de patrons d'accés a dades i gestió de bases de dades</text:p>
              </text:list-item>
              <text:list-item>
                <text:p text:style-name="P9">Desenvolupar habilitats en documentació d'APIs i logging</text:p>
              </text:list-item>
              <text:list-item>
                <text:p text:style-name="P9">Treballar amb formats JSON i processament de dades estructurad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<text:span text:style-name="T1">Criteris d’avaluació:</text:span></text:p>
            <text:list xml:id="list2412448050" text:style-name="WWNum2">
              <text:list-item>
                <text:p text:style-name="P10"><text:span text:style-name="T3">Cada pregunta indica la puntuació corresponent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<text:span text:style-name="T1">Entrega:</text:span></text:p>
            <text:list xml:id="list4092695311" text:style-name="WWNum7">
              <text:list-item>
                <text:p text:style-name="P11">Repositori git que contingui el codi que resol els exercicis i, en el directori “doc”, aquesta memòria resposta amb nom “memoria.pdf”</text:p>
              </text:list-item>
            </text:list>
          </table:table-cell>
        </table:table-row>
      </table:table>
      <text:p text:style-name="P4"/>
      <text:p text:style-name="P1"><text:span text:style-name="T1">Punt de partida</text:span></text:p>
      <text:p text:style-name="P1"><text:a xlink:type="simple" xlink:href="https://github.com/jpala4-ieti/DAM-M06-UF04-PR4.2-24-25-Punt-Partida.git" text:style-name="ListLabel_20_100" text:visited-style-name="ListLabel_20_100"><text:span text:style-name="T4">https://github.com/jpala4-ieti/DAM-M06-UF04-PR4.2-24-25-Punt-Partida.git</text:span></text:a></text:p>
      <text:p text:style-name="P4"/>
      <text:p text:style-name="P33"><text:bookmark text:name="_yzanwq5ck9g8"/>Preparació de l’activitat</text:p>
      <text:list xml:id="list3681985386" text:style-name="WWNum8">
        <text:list-item>
          <text:p text:style-name="P12">Clonar el repositori de punt de partida</text:p>
        </text:list-item>
        <text:list-item>
          <text:p text:style-name="P12">Llegir els fitxers README.md que trobaràs en els diferents directoris</text:p>
        </text:list-item>
        <text:list-item>
          <text:p text:style-name="P12">Assegurar-te de tenir una instància de MySQL/MariaDB funcionant</text:p>
        </text:list-item>
        <text:list-item>
          <text:p text:style-name="P12">Tenir accés a una instància d'Ollama</text:p>
        </text:list-item>
        <text:list-item>
          <text:p text:style-name="P12">Completar els quatre exercicis proposats</text:p>
        </text:list-item>
        <text:list-item>
          <text:p text:style-name="P12">Lliurar el codi segons les instruccions d’entrega</text:p>
        </text:list-item>
      </text:list>
      <text:p text:style-name="P1"/>
      <text:p text:style-name="P32"><text:bookmark text:name="_x3n4zje3nl2e"/></text:p>
      <text:p text:style-name="P33"><text:bookmark text:name="_txw0w9f76vs9"/>Exercicis</text:p>
      <text:p text:style-name="Heading_20_2"><text:bookmark text:name="_6fv1849vzvox"/>Exercici 1 (2.5 punts)</text:p>
      <text:p text:style-name="Standard">L’objectiu de l’exercici és familiaritzar-te amb <text:span text:style-name="T1">xat-api</text:span>. Respon la les preguntes dins el requadre que trobaràs al final de l’exercici.</text:p>
      <text:p text:style-name="P30">Configuració i Estructura Bàsica:</text:p>
      <text:list xml:id="list4048543345" text:style-name="WWNum3">
        <text:list-item>
          <text:p text:style-name="P15">Per què és important organitzar el codi en una estructura de directoris com controllers/, routes/, models/, etc.? Quins avantatges ofereix aquesta organització?</text:p>
        </text:list-item>
        <text:list-item>
          <text:p text:style-name="P20">Analitzant el fitxer server.js, quina és la seqüència correcta per inicialitzar una aplicació Express? Per què és important l'ordre dels middlewares?</text:p>
        </text:list-item>
        <text:list-item>
          <text:p text:style-name="P25">Com gestiona el projecte les variables d'entorn? Quins avantatges ofereix usar dotenv respecte a hardcodejar els valors?</text:p>
        </text:list-item>
      </text:list>
      <text:p text:style-name="P30">API REST i Express:</text:p>
      <text:list xml:id="list1258476984" text:style-name="WWNum9">
        <text:list-item>
          <text:p text:style-name="P16">Observant chatRoutes.js, com s'implementa el routing en Express? Quina és la diferència entre els mètodes HTTP GET i POST i quan s'hauria d'usar cadascun?</text:p>
        </text:list-item>
        <text:list-item>
          <text:p text:style-name="P21">En el fitxer chatController.js, per què és important separar la lògica del controlador de les rutes? Quins principis de disseny s'apliquen?</text:p>
        </text:list-item>
        <text:list-item>
          <text:p text:style-name="P26">Com gestiona el projecte els errors HTTP? Analitza el middleware errorHandler.js i explica com centralitza la gestió d'errors.</text:p>
        </text:list-item>
      </text:list>
      <text:p text:style-name="P30">Documentació amb Swagger:</text:p>
      <text:list xml:id="list904408402" text:style-name="WWNum5">
        <text:list-item>
          <text:p text:style-name="P17">Observant la configuració de Swagger a swagger.js i els comentaris a chatRoutes.js, com s'integra la documentació amb el codi? Quins beneficis aporta aquesta aproximació?</text:p>
        </text:list-item>
        <text:list-item>
          <text:p text:style-name="P22">Com es documenten els diferents endpoints amb els decoradors de Swagger? Per què és important documentar els paràmetres d'entrada i sortida?</text:p>
        </text:list-item>
        <text:list-item>
          <text:p text:style-name="P27">Com podem provar els endpoints directament des de la interfície de Swagger? Quins avantatges ofereix això durant el desenvolupament?</text:p>
        </text:list-item>
      </text:list>
      <text:p text:style-name="P30">Base de Dades i Models:</text:p>
      <text:list xml:id="list1768114484" text:style-name="WWNum11">
        <text:list-item>
          <text:p text:style-name="P18">Analitzant els models Conversation.js i Prompt.js, com s'implementen les relacions entre models utilitzant Sequelize? Per què s'utilitza UUID com a clau primària?</text:p>
        </text:list-item>
        <text:list-item>
          <text:p text:style-name="P23">Com gestiona el projecte les migracions i sincronització de la base de dades? Quins riscos té usar <text:span text:style-name="T6">sync()</text:span> en producció?</text:p>
        </text:list-item>
        <text:list-item>
          <text:p text:style-name="P28">Quins avantatges ofereix usar un ORM com Sequelize respecte a fer consultes SQL directes?</text:p>
        </text:list-item>
      </text:list>
      <text:p text:style-name="P30">Logging i Monitorització:</text:p>
      <text:list xml:id="list2910370576" text:style-name="WWNum4">
        <text:list-item>
          <text:p text:style-name="P19">Observant logger.js, com s'implementa el logging estructurat? Quins nivells de logging existeixen i quan s'hauria d'usar cadascun?</text:p>
        </text:list-item>
        <text:list-item>
          <text:p text:style-name="P24">Per què és important tenir diferents transports de logging (consola, fitxer)? Com es configuren en el projecte?</text:p>
        </text:list-item>
        <text:list-item>
          <text:p text:style-name="P29">Com ajuda el logging a debugar problemes en producció? Quina informació crítica s'hauria de loguejar?</text:p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/>
          </table:table-cell>
        </table:table-row>
      </table:table>
      <text:p text:style-name="Standard"/>
      <text:p text:style-name="P34"><text:bookmark text:name="_xn8xgm9m38es"/>Exercici 2 (2.5 punts)</text:p>
      <text:p text:style-name="Standard">Dins de <text:span text:style-name="T1">practica-codi</text:span> trobaràs <text:span text:style-name="T1">src/exercici2.js</text:span></text:p>
      <text:p text:style-name="Standard"/>
      <text:p text:style-name="Standard">Modifica el codi per tal que, pels dos primers jocs i les 2 primeres reviews de cada jocs crei una estadística que indiqui el nombre de reviews positives, negatives o neutres.</text:p>
      <text:p text:style-name="Standard"/>
      <text:p text:style-name="Standard">Modifica el prompt si cal.</text:p>
      <text:p text:style-name="Standard"/>
      <text:p text:style-name="Standard">Guarda la sortida en el directori data amb el nom <text:span text:style-name="T1">exercici2_resposta.json</text:span></text:p>
      <text:p text:style-name="Standard"/>
      <text:p text:style-name="Standard">Exemple de sortida</text:p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7">{</text:span></text:p>
            <text:p text:style-name="Standard"><text:span text:style-name="T7"><text:s text:c="2"/></text:span><text:span text:style-name="T9">"timestamp"</text:span><text:span text:style-name="T11">:</text:span><text:span text:style-name="T7"> </text:span><text:span text:style-name="T13">"2025-01-09T12:30:45.678Z"</text:span><text:span text:style-name="T7">,</text:span></text:p>
            <text:p text:style-name="Standard"><text:span text:style-name="T7"><text:s text:c="2"/></text:span><text:span text:style-name="T9">"games"</text:span><text:span text:style-name="T11">:</text:span><text:span text:style-name="T7"> [</text:span></text:p>
            <text:p text:style-name="Standard"><text:span text:style-name="T7"><text:s text:c="4"/>{</text:span></text:p>
            <text:p text:style-name="Standard"><text:span text:style-name="T7"><text:s text:c="6"/></text:span><text:span text:style-name="T9">"appid"</text:span><text:span text:style-name="T11">:</text:span><text:span text:style-name="T7"> </text:span><text:span text:style-name="T13">"730"</text:span><text:span text:style-name="T7">,</text:span></text:p>
            <text:p text:style-name="Standard"><text:span text:style-name="T7"><text:s text:c="6"/></text:span><text:span text:style-name="T9">"name"</text:span><text:span text:style-name="T11">:</text:span><text:span text:style-name="T7"> </text:span><text:span text:style-name="T13">"Counter-Strike 2"</text:span><text:span text:style-name="T7">,</text:span></text:p>
            <text:p text:style-name="Standard"><text:span text:style-name="T7"><text:s text:c="6"/></text:span><text:span text:style-name="T9">"statistics"</text:span><text:span text:style-name="T11">:</text:span><text:span text:style-name="T7"> {</text:span></text:p>
            <text:p text:style-name="Standard"><text:span text:style-name="T7"><text:s text:c="8"/></text:span><text:span text:style-name="T9">"positive"</text:span><text:span text:style-name="T11">:</text:span><text:span text:style-name="T7"> </text:span><text:span text:style-name="T15">1</text:span><text:span text:style-name="T7">,</text:span></text:p>
            <text:p text:style-name="Standard"><text:span text:style-name="T7"><text:s text:c="8"/></text:span><text:span text:style-name="T9">"negative"</text:span><text:span text:style-name="T11">:</text:span><text:span text:style-name="T7"> </text:span><text:span text:style-name="T15">0</text:span><text:span text:style-name="T7">,</text:span></text:p>
            <text:p text:style-name="Standard"><text:span text:style-name="T7"><text:s text:c="8"/></text:span><text:span text:style-name="T9">"neutral"</text:span><text:span text:style-name="T11">:</text:span><text:span text:style-name="T7"> </text:span><text:span text:style-name="T15">1</text:span><text:span text:style-name="T7">,</text:span></text:p>
            <text:p text:style-name="Standard"><text:span text:style-name="T7"><text:s text:c="8"/></text:span><text:span text:style-name="T9">"error"</text:span><text:span text:style-name="T11">:</text:span><text:span text:style-name="T7"> </text:span><text:span text:style-name="T15">0</text:span></text:p>
            <text:p text:style-name="Standard"><text:span text:style-name="T7"><text:s text:c="6"/>}</text:span></text:p>
            <text:p text:style-name="Standard"><text:span text:style-name="T7"><text:s text:c="4"/>},</text:span></text:p>
            <text:p text:style-name="Standard"><text:span text:style-name="T7"><text:s text:c="4"/>{</text:span></text:p>
            <text:p text:style-name="Standard"><text:span text:style-name="T7"><text:s text:c="6"/></text:span><text:span text:style-name="T9">"appid"</text:span><text:span text:style-name="T11">:</text:span><text:span text:style-name="T7"> </text:span><text:span text:style-name="T13">"570"</text:span><text:span text:style-name="T7">,</text:span></text:p>
            <text:p text:style-name="Standard"><text:span text:style-name="T7"><text:s text:c="6"/></text:span><text:span text:style-name="T9">"name"</text:span><text:span text:style-name="T11">:</text:span><text:span text:style-name="T7"> </text:span><text:span text:style-name="T13">"Dota 2"</text:span><text:span text:style-name="T7">,</text:span></text:p>
            <text:p text:style-name="Standard"><text:span text:style-name="T7"><text:s text:c="6"/></text:span><text:span text:style-name="T9">"statistics"</text:span><text:span text:style-name="T11">:</text:span><text:span text:style-name="T7"> {</text:span></text:p>
            <text:p text:style-name="Standard"><text:span text:style-name="T7"><text:s text:c="8"/></text:span><text:span text:style-name="T9">"positive"</text:span><text:span text:style-name="T11">:</text:span><text:span text:style-name="T7"> </text:span><text:span text:style-name="T15">1</text:span><text:span text:style-name="T7">,</text:span></text:p>
            <text:p text:style-name="Standard"><text:span text:style-name="T7"><text:s text:c="8"/></text:span><text:span text:style-name="T9">"negative"</text:span><text:span text:style-name="T11">:</text:span><text:span text:style-name="T7"> </text:span><text:span text:style-name="T15">1</text:span><text:span text:style-name="T7">,</text:span></text:p>
            <text:p text:style-name="Standard"><text:span text:style-name="T7"><text:s text:c="8"/></text:span><text:span text:style-name="T9">"neutral"</text:span><text:span text:style-name="T11">:</text:span><text:span text:style-name="T7"> </text:span><text:span text:style-name="T15">0</text:span><text:span text:style-name="T7">,</text:span></text:p>
            <text:p text:style-name="Standard"><text:span text:style-name="T7"><text:s text:c="8"/></text:span><text:span text:style-name="T9">"error"</text:span><text:span text:style-name="T11">:</text:span><text:span text:style-name="T7"> </text:span><text:span text:style-name="T15">0</text:span></text:p>
            <text:p text:style-name="Standard"><text:span text:style-name="T7"><text:s text:c="6"/>}</text:span></text:p>
            <text:p text:style-name="Standard"><text:span text:style-name="T7"><text:s text:c="4"/>}</text:span></text:p>
            <text:p text:style-name="Standard"><text:span text:style-name="T7"><text:s text:c="2"/>]</text:span></text:p>
            <text:p text:style-name="Standard"><text:span text:style-name="T7">}</text:span></text:p>
          </table:table-cell>
        </table:table-row>
      </table:table>
      <text:p text:style-name="P5"/>
      <text:p text:style-name="P34"><text:bookmark text:name="_xinw2xbrp1d1"/>Exercici 3 (2.5 punts)</text:p>
      <text:p text:style-name="Standard">Dins de <text:span text:style-name="T1">practica-codi</text:span> trobaràs <text:span text:style-name="T1">src/exercici3.js</text:span></text:p>
      <text:p text:style-name="Standard"/>
      <text:p text:style-name="Standard">Modifica el codi per tal que retorni un anàlisi detallat sobre l’animal.</text:p>
      <text:p text:style-name="Standard">Modifica el prompt si cal.</text:p>
      <text:p text:style-name="Standard"/>
      <text:p text:style-name="Standard">La informació que volem obtenir és:</text:p>
      <text:list xml:id="list255313647" text:style-name="WWNum6">
        <text:list-item>
          <text:p text:style-name="P13">Nom de l’animal.</text:p>
        </text:list-item>
        <text:list-item>
          <text:p text:style-name="P13">Classificació taxonòmica (mamífer, au, rèptil, etc.)</text:p>
        </text:list-item>
        <text:list-item>
          <text:p text:style-name="P13">Hàbitat natural</text:p>
        </text:list-item>
        <text:list-item>
          <text:p text:style-name="P13">Dieta</text:p>
        </text:list-item>
        <text:list-item>
          <text:p text:style-name="P13">Característiques físiques (mida, color, trets distintius)</text:p>
        </text:list-item>
        <text:list-item>
          <text:p text:style-name="P13">Estat de conservació</text:p>
        </text:list-item>
      </text:list>
      <text:p text:style-name="Standard"/>
      <text:p text:style-name="Standard">Guarda la sortida en el directori <text:span text:style-name="T1">data </text:span>amb el nom <text:span text:style-name="T1">exercici3_resposta.json</text:span></text:p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8">{</text:span></text:p>
            <text:p text:style-name="P8"><text:span text:style-name="T8"><text:s text:c="4"/></text:span><text:span text:style-name="T10">"analisis"</text:span><text:span text:style-name="T12">:</text:span><text:span text:style-name="T8"> [</text:span></text:p>
            <text:p text:style-name="P8"><text:span text:style-name="T8"><text:s text:c="8"/>{</text:span></text:p>
            <text:p text:style-name="P8"><text:span text:style-name="T8"><text:s text:c="12"/></text:span><text:span text:style-name="T10">"imatge"</text:span><text:span text:style-name="T12">:</text:span><text:span text:style-name="T8"> {</text:span></text:p>
            <text:p text:style-name="P8"><text:span text:style-name="T8"><text:s text:c="16"/></text:span><text:span text:style-name="T10">"nom_fitxer"</text:span><text:span text:style-name="T12">:</text:span><text:span text:style-name="T8"> </text:span><text:span text:style-name="T14">"nom_del_fitxer.jpg"</text:span><text:span text:style-name="T8">,</text:span></text:p>
            <text:p text:style-name="P8"><text:span text:style-name="T8"><text:s text:c="12"/>},</text:span></text:p>
            <text:p text:style-name="P8"><text:span text:style-name="T8"><text:s text:c="12"/></text:span><text:span text:style-name="T10">"analisi"</text:span><text:span text:style-name="T12">:</text:span><text:span text:style-name="T8"> {</text:span></text:p>
            <text:p text:style-name="P8"><text:span text:style-name="T8"><text:s text:c="16"/></text:span><text:span text:style-name="T10">"nom_comu"</text:span><text:span text:style-name="T12">:</text:span><text:span text:style-name="T8"> </text:span><text:span text:style-name="T14">"nom comú de l'animal"</text:span><text:span text:style-name="T8">,</text:span></text:p>
            <text:p text:style-name="P8"><text:span text:style-name="T8"><text:s text:c="16"/></text:span><text:span text:style-name="T10">"nom_cientific"</text:span><text:span text:style-name="T12">:</text:span><text:span text:style-name="T8"> </text:span><text:span text:style-name="T14">"nom científic si és conegut"</text:span><text:span text:style-name="T8">,</text:span></text:p>
            <text:p text:style-name="P8"><text:span text:style-name="T8"><text:s text:c="16"/></text:span><text:span text:style-name="T10">"taxonomia"</text:span><text:span text:style-name="T12">:</text:span><text:span text:style-name="T8"> {</text:span></text:p>
            <text:p text:style-name="P8"><text:span text:style-name="T8"><text:s text:c="20"/></text:span><text:span text:style-name="T10">"classe"</text:span><text:span text:style-name="T12">:</text:span><text:span text:style-name="T8"> </text:span><text:span text:style-name="T14">"mamífer/au/rèptil/amfibi/peix"</text:span><text:span text:style-name="T8">,</text:span></text:p>
            <text:p text:style-name="P8"><text:span text:style-name="T8"><text:s text:c="20"/></text:span><text:span text:style-name="T10">"ordre"</text:span><text:span text:style-name="T12">:</text:span><text:span text:style-name="T8"> </text:span><text:span text:style-name="T14">"ordre taxonòmic"</text:span><text:span text:style-name="T8">,</text:span></text:p>
            <text:p text:style-name="P8"><text:span text:style-name="T8"><text:s text:c="20"/></text:span><text:span text:style-name="T10">"familia"</text:span><text:span text:style-name="T12">:</text:span><text:span text:style-name="T8"> </text:span><text:span text:style-name="T14">"família taxonòmica"</text:span></text:p>
            <text:p text:style-name="P8"><text:span text:style-name="T8"><text:s text:c="16"/>},</text:span></text:p>
            <text:p text:style-name="P8"><text:span text:style-name="T8"><text:s text:c="16"/></text:span><text:span text:style-name="T10">"habitat"</text:span><text:span text:style-name="T12">:</text:span><text:span text:style-name="T8"> {</text:span></text:p>
            <text:p text:style-name="P8"><text:span text:style-name="T8"><text:s text:c="20"/></text:span><text:span text:style-name="T10">"tipus"</text:span><text:span text:style-name="T12">:</text:span><text:span text:style-name="T8"> [</text:span><text:span text:style-name="T14">"tipus d'hàbitats"</text:span><text:span text:style-name="T8">],</text:span></text:p>
            <text:p text:style-name="P8"><text:span text:style-name="T8"><text:s text:c="20"/></text:span><text:span text:style-name="T10">"regioGeografica"</text:span><text:span text:style-name="T12">:</text:span><text:span text:style-name="T8"> [</text:span><text:span text:style-name="T14">"regions on viu"</text:span><text:span text:style-name="T8">],</text:span></text:p>
            <text:p text:style-name="P8"><text:span text:style-name="T8"><text:s text:c="20"/></text:span><text:span text:style-name="T10">"clima"</text:span><text:span text:style-name="T12">:</text:span><text:span text:style-name="T8"> [</text:span><text:span text:style-name="T14">"tipus de climes"</text:span><text:span text:style-name="T8">]</text:span></text:p>
            <text:p text:style-name="P8"><text:span text:style-name="T8"><text:s text:c="16"/>},</text:span></text:p>
            <text:p text:style-name="P8"><text:span text:style-name="T8"><text:s text:c="16"/></text:span><text:span text:style-name="T10">"dieta"</text:span><text:span text:style-name="T12">:</text:span><text:span text:style-name="T8"> {</text:span></text:p>
            <text:p text:style-name="P8"><text:span text:style-name="T8"><text:s text:c="20"/></text:span><text:span text:style-name="T10">"tipus"</text:span><text:span text:style-name="T12">:</text:span><text:span text:style-name="T8"> </text:span><text:span text:style-name="T14">"carnívor/herbívor/omnívor"</text:span><text:span text:style-name="T8">,</text:span></text:p>
            <text:p text:style-name="P8"><text:span text:style-name="T8"><text:s text:c="20"/></text:span><text:span text:style-name="T10">"aliments_principals"</text:span><text:span text:style-name="T12">:</text:span><text:span text:style-name="T8"> [</text:span><text:span text:style-name="T14">"llista d'aliments"</text:span><text:span text:style-name="T8">]</text:span></text:p>
            <text:p text:style-name="P8"><text:span text:style-name="T8"><text:s text:c="16"/>},</text:span></text:p>
            <text:p text:style-name="P8"><text:span text:style-name="T8"><text:s text:c="16"/></text:span><text:span text:style-name="T10">"caracteristiques_fisiques"</text:span><text:span text:style-name="T12">:</text:span><text:span text:style-name="T8"> {</text:span></text:p>
            <text:p text:style-name="P8"><text:span text:style-name="T8"><text:s text:c="20"/></text:span><text:span text:style-name="T10">"mida"</text:span><text:span text:style-name="T12">:</text:span><text:span text:style-name="T8"> {</text:span></text:p>
            <text:p text:style-name="P8"><text:span text:style-name="T8"><text:s text:c="24"/></text:span><text:span text:style-name="T10">"altura_mitjana_cm"</text:span><text:span text:style-name="T12">:</text:span><text:span text:style-name="T8"> </text:span><text:span text:style-name="T14">"altura mitjana"</text:span><text:span text:style-name="T8">,</text:span></text:p>
            <text:p text:style-name="P8"><text:span text:style-name="T8"><text:s text:c="24"/></text:span><text:span text:style-name="T10">"pes_mitja_kg"</text:span><text:span text:style-name="T12">:</text:span><text:span text:style-name="T8"> </text:span><text:span text:style-name="T14">"pes mitjà"</text:span></text:p>
            <text:p text:style-name="P8"><text:span text:style-name="T8"><text:s text:c="20"/>},</text:span></text:p>
            <text:p text:style-name="P8"><text:span text:style-name="T8"><text:s text:c="20"/></text:span><text:span text:style-name="T10">"colors_predominants"</text:span><text:span text:style-name="T12">:</text:span><text:span text:style-name="T8"> [</text:span><text:span text:style-name="T14">"colors"</text:span><text:span text:style-name="T8">],</text:span></text:p>
            <text:p text:style-name="P8"><text:span text:style-name="T8"><text:s text:c="20"/></text:span><text:span text:style-name="T10">"trets_distintius"</text:span><text:span text:style-name="T12">:</text:span><text:span text:style-name="T8"> [</text:span><text:span text:style-name="T14">"característiques"</text:span><text:span text:style-name="T8">]</text:span></text:p>
            <text:p text:style-name="P8"><text:span text:style-name="T8"><text:s text:c="16"/>},</text:span></text:p>
            <text:p text:style-name="P8"><text:span text:style-name="T8"><text:s text:c="16"/></text:span><text:span text:style-name="T10">"estat_conservacio"</text:span><text:span text:style-name="T12">:</text:span><text:span text:style-name="T8"> {</text:span></text:p>
            <text:p text:style-name="P8"><text:span text:style-name="T8"><text:s text:c="20"/></text:span><text:span text:style-name="T10">"classificacio_IUCN"</text:span><text:span text:style-name="T12">:</text:span><text:span text:style-name="T8"> </text:span><text:span text:style-name="T14">"estat"</text:span><text:span text:style-name="T8">,</text:span></text:p>
            <text:p text:style-name="P8"><text:span text:style-name="T8"><text:s text:c="20"/></text:span><text:span text:style-name="T10">"amenaces_principals"</text:span><text:span text:style-name="T12">:</text:span><text:span text:style-name="T8"> [</text:span><text:span text:style-name="T14">"amenaces"</text:span><text:span text:style-name="T8">]</text:span></text:p>
            <text:p text:style-name="P8"><text:span text:style-name="T8"><text:s text:c="16"/>}</text:span></text:p>
            <text:p text:style-name="P8"><text:span text:style-name="T8"><text:s text:c="12"/>}</text:span></text:p>
            <text:p text:style-name="P8"><text:span text:style-name="T8"><text:s text:c="8"/>}</text:span></text:p>
            <text:p text:style-name="P8"><text:span text:style-name="T8"><text:s text:c="4"/>]</text:span></text:p>
            <text:p text:style-name="P8"><text:span text:style-name="T8">}</text:span></text:p>
          </table:table-cell>
        </table:table-row>
      </table:table>
      <text:p text:style-name="P5"/>
      <text:p text:style-name="P34"><text:bookmark text:name="_k9vuem1r06m7"/>Exercici 4 (2.5 punts)</text:p>
      <text:p text:style-name="Standard">Implementa un nou endpoint a xat-api per realitzar anàlisi de sentiment</text:p>
      <text:p text:style-name="Standard"/>
      <text:p text:style-name="Standard">Haurà de complir els següents requisits</text:p>
      <text:list xml:id="list357136269" text:style-name="WWNum1">
        <text:list-item>
          <text:p text:style-name="P14">Estar disponible a l’endpoint POST /api/chat/sentiment-analysis</text:p>
        </text:list-item>
        <text:list-item>
          <text:p text:style-name="P14">Disposar de documentació swagger</text:p>
        </text:list-item>
        <text:list-item>
          <text:p text:style-name="P14">Emmagatzemar informació a la base de dades</text:p>
        </text:list-item>
        <text:list-item>
          <text:p text:style-name="P14">Usar el logger a fitxer</text:p>
        </text:list-item>
      </text:list>
      <text:p text:style-name="Standard"/>
      <text:p text:style-name="Standard">Abans d’implementar la tasca, explica en el requadre com pla plantejaràs i fes una proposta de json d’entrada, de sortida i de com emmagatzemaràs la informació a la base de dades.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1155cc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2708in" fo:margin-left="0in" fo:margin-top="0in" fo:margin-bottom="0in" table:align="left"/>
    </style:style>
    <style:style style:name="Table7.A" style:family="table-column">
      <style:table-column-properties style:column-width="0.4688in"/>
    </style:style>
    <style:style style:name="Table7.B" style:family="table-column">
      <style:table-column-properties style:column-width="2.0625in"/>
    </style:style>
    <style:style style:name="Table7.C" style:family="table-column">
      <style:table-column-properties style:column-width="3.739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in" fo:border="1pt solid #f3f3f3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weight="bold" style:font-size-asian="9pt" style:font-weight-asian="bold" style:font-size-complex="9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draw:frame draw:style-name="Mfr1" draw:name="image1.png" text:anchor-type="as-char" svg:width="0.3902in" svg:height="0.4543in" draw:z-index="0"><draw:image xlink:href="Pictures/10000000000000D1000000F14AE7BFC0CFAA337D.png" xlink:type="simple" xlink:show="embed" xlink:actuate="onLoad" loext:mime-type="image/png"/></draw:frame></text:p>
            </table:table-cell>
            <table:table-cell table:style-name="Table7.A1" office:value-type="string">
              <text:p text:style-name="MP2"><text:span text:style-name="MT1">Generalitat de Catalunya</text:span></text:p>
              <text:p text:style-name="MP2"><text:span text:style-name="MT1">Departament d’Educació</text:span></text:p>
              <text:p text:style-name="MP2"><text:span text:style-name="MT2">Institut Esteve Terradas i Illa</text:span></text:p>
            </table:table-cell>
            <table:table-cell table:style-name="Table7.A1" office:value-type="string">
              <text:p text:style-name="MP3">CFGM: Desenvolupament d’aplicacions multimèdia</text:p>
              <text:p text:style-name="MP3">MP06 Accés a dades</text:p>
              <text:p text:style-name="MP3">PR4.2 <text:s/>Components d’accés a dades</text:p>
            </table:table-cell>
          </table:table-row>
        </table:table>
        <text:p text:style-name="Standard"/>
      </style:header>
      <style:footer>
        <text:p text:style-name="MP4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6" meta:paragraph-count="143" meta:word-count="858" meta:character-count="6579" meta:non-whitespace-character-count="5158"/>
    <meta:generator>LibreOfficeDev/6.0.5.2$Linux_X86_64 LibreOffice_project/</meta:generator>
  </office:meta>
</office:document-meta>
</file>